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99in"/>
    </style:style>
    <style:style style:name="co2" style:family="table-column">
      <style:table-column-properties fo:break-before="auto" style:column-width="2.0417in"/>
    </style:style>
    <style:style style:name="co3" style:family="table-column">
      <style:table-column-properties fo:break-before="auto" style:column-width="5.7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2in" fo:break-before="auto" style:use-optimal-row-height="true"/>
    </style:style>
    <style:style style:name="ro3" style:family="table-row">
      <style:table-row-properties style:row-height="0.4626in" fo:break-before="auto" style:use-optimal-row-height="true"/>
    </style:style>
    <style:style style:name="ro4" style:family="table-row">
      <style:table-row-properties style:row-height="0.3201in" fo:break-before="auto" style:use-optimal-row-height="true"/>
    </style:style>
    <style:style style:name="ro5" style:family="table-row">
      <style:table-row-properties style:row-height="0.498in" fo:break-before="auto" style:use-optimal-row-height="true"/>
    </style:style>
    <style:style style:name="ro6" style:family="table-row">
      <style:table-row-properties style:row-height="0.6528in" fo:break-before="auto" style:use-optimal-row-height="true"/>
    </style:style>
    <style:style style:name="ro7" style:family="table-row">
      <style:table-row-properties style:row-height="0.3319in" fo:break-before="auto" style:use-optimal-row-height="true"/>
    </style:style>
    <style:style style:name="ro8" style:family="table-row">
      <style:table-row-properties style:row-height="1.8161in" fo:break-before="auto" style:use-optimal-row-height="true"/>
    </style:style>
    <style:style style:name="ro9" style:family="table-row">
      <style:table-row-properties style:row-height="0.6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11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12" style:family="table-cell" style:parent-style-name="Default">
      <style:table-cell-properties fo:border="0.06pt solid #000000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elne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Fortran variable names</text:p>
          </table:table-cell>
          <table:table-cell table:style-name="ce1" office:value-type="string" calcext:value-type="string">
            <text:p>Fortran types</text:p>
          </table:table-cell>
          <table:table-cell table:style-name="ce5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3"/>
          <table:table-cell table:style-name="ce6"/>
          <table:table-cell table:number-columns-repeated="1021"/>
        </table:table-row>
        <table:table-row table:style-name="ro2">
          <table:table-cell table:style-name="ce3" office:value-type="string" calcext:value-type="string">
            <text:p>ka</text:p>
          </table:table-cell>
          <table:table-cell table:style-name="ce3"/>
          <table:table-cell table:style-name="ce6" office:value-type="string" calcext:value-type="string">
            <text:p><text:span text:style-name="T1">algorithm flag </text:span></text:p>
            <text:p><text:span text:style-name="T1">ka = 1 =&gt; covariance update algo</text:span></text:p>
            <text:p><text:span text:style-name="T1">ka = 2 =&gt; naïve algo</text:span>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arm</text:p>
          </table:table-cell>
          <table:table-cell table:style-name="ce3"/>
          <table:table-cell table:style-name="ce6" office:value-type="string" calcext:value-type="string">
            <text:p><text:span text:style-name="T1">penalty member index (0 &lt;= parm &lt;= 1)</text:span></text:p>
            <text:p><text:span text:style-name="T1">0.0 =&gt; ridge</text:span></text:p>
            <text:p><text:span text:style-name="T1">1.0 =&gt; lasso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/>
          <table:table-cell table:style-name="ce6" office:value-type="string" calcext:value-type="string">
            <text:p>number of observation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</text:p>
          </table:table-cell>
          <table:table-cell table:style-name="ce3"/>
          <table:table-cell table:style-name="ce6" office:value-type="string" calcext:value-type="string">
            <text:p>number of predictor variab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real x(no, ni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real y(no)</text:p>
          </table:table-cell>
          <table:table-cell table:style-name="ce6" office:value-type="string" calcext:value-type="string">
            <text:p>response vector (overwritten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real w(no)</text:p>
          </table:table-cell>
          <table:table-cell table:style-name="ce6" office:value-type="string" calcext:value-type="string">
            <text:p>observation weights (overwritten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jd</text:p>
          </table:table-cell>
          <table:table-cell table:style-name="ce3" office:value-type="string" calcext:value-type="string">
            <text:p>Integer jd(*)</text:p>
          </table:table-cell>
          <table:table-cell table:style-name="ce6" office:value-type="string" calcext:value-type="string">
            <text:p>jd(jd(1) + 1) = predictor variable deletion flag</text:p>
            <text:p>jd(1) = 0 =&gt; use all variables</text:p>
            <text:p>jd(1) != 0 =&gt; do not use jd(2)... jd(jd(1) + 1)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eal vp(ni)</text:p>
          </table:table-cell>
          <table:table-cell table:style-name="ce6" office:value-type="string" calcext:value-type="string">
            <text:p>relative penalties for each predictor variables</text:p>
            <text:p>vp(j) = 0 =&gt; jth variable unpenalized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Real cl(2, ni)</text:p>
          </table:table-cell>
          <table:table-cell table:style-name="ce6" office:value-type="string" calcext:value-type="string">
            <text:p>interval constraints on coefficient values (overwritten)</text:p>
            <text:p>cl(1, j)  = lower bound for jth coefficient value (&lt;=0.0)</text:p>
            <text:p>cl(2, j)  = upper bound for jth coefficient value (&gt;=0.0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</text:p>
          </table:table-cell>
          <table:table-cell table:style-name="ce3"/>
          <table:table-cell table:style-name="ce6" office:value-type="string" calcext:value-type="string">
            <text:p>maximum number of variables allowed to enter largest model (stopping criterion)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nx</text:p>
          </table:table-cell>
          <table:table-cell table:style-name="ce3"/>
          <table:table-cell table:style-name="ce6" office:value-type="string" calcext:value-type="string">
            <text:p>maximum number of variables allowed to enter all models along path (memory allocation, nx &gt; ne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lam</text:p>
          </table:table-cell>
          <table:table-cell table:style-name="ce3"/>
          <table:table-cell table:style-name="ce6" office:value-type="string" calcext:value-type="string">
            <text:p>(maximum) number of lambda values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flmin</text:p>
          </table:table-cell>
          <table:table-cell table:style-name="ce3"/>
          <table:table-cell table:style-name="ce6" office:value-type="string" calcext:value-type="string">
            <text:p>user control of lambda values (&gt;=0)</text:p>
            <text:p><text:span text:style-name="T1"> flmin &lt; 1.0 =&gt; minimum lambda = flmin*(largest lambda value)</text:span></text:p>
            <text:p><text:span text:style-name="T1"> flmin &gt;= 1.0 =&gt; use supplied lambda values (see below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lam</text:p>
          </table:table-cell>
          <table:table-cell table:style-name="ce3" office:value-type="string" calcext:value-type="string">
            <text:p>Real ulam(nlam)</text:p>
          </table:table-cell>
          <table:table-cell table:style-name="ce6" office:value-type="string" calcext:value-type="string">
            <text:p>user supplied lambda values (ignored if flmin &lt; 1.0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thr</text:p>
          </table:table-cell>
          <table:table-cell table:style-name="ce3"/>
          <table:table-cell table:style-name="ce6" office:value-type="string" calcext:value-type="string">
            <text:p>convergence threshold for each lambda solution. iterations stop when the maximum reduction in the criterion value as a result of each parameter update over a single pass is less than thr times the null criterion value. (suggested value, thr = 1.0e-5)</text:p>
          </table:table-cell>
          <table:table-cell table:number-columns-repeated="1021"/>
        </table:table-row>
        <table:table-row table:style-name="ro6">
          <table:table-cell table:style-name="ce3" office:value-type="string" calcext:value-type="string">
            <text:p>isd</text:p>
          </table:table-cell>
          <table:table-cell table:style-name="ce3"/>
          <table:table-cell table:style-name="ce6" office:value-type="string" calcext:value-type="string">
            <text:p>predictor variable standardization flag</text:p>
            <text:p><text:span text:style-name="T1"> isd = 0 =&gt; regression on original predictor variables</text:span></text:p>
            <text:p><text:span text:style-name="T1"> isd = 1 =&gt; regression on standardized prediction variables</text:span></text:p>
            <text:p><text:span text:style-name="T1"> note: output solutions always reference original variables locations and scales</text:span>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intr</text:p>
          </table:table-cell>
          <table:table-cell table:style-name="ce3"/>
          <table:table-cell table:style-name="ce6" office:value-type="string" calcext:value-type="string">
            <text:p>intercept flag</text:p>
            <text:p><text:span text:style-name="T1"> intr = 0 or 1 =&gt; don't or do include intercept in model</text:span>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maxit</text:p>
          </table:table-cell>
          <table:table-cell table:style-name="ce3"/>
          <table:table-cell table:style-name="ce6" office:value-type="string" calcext:value-type="string">
            <text:p>maximum allowed number of passes over the data for all lambda values (suggested values, maxit = 100000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TPUT</text:p>
          </table:table-cell>
          <table:table-cell table:style-name="ce3"/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lmu</text:p>
          </table:table-cell>
          <table:table-cell table:style-name="ce3"/>
          <table:table-cell table:style-name="ce6" office:value-type="string" calcext:value-type="string">
            <text:p>actual number of lambda values (solutions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Real a0(nlam)</text:p>
          </table:table-cell>
          <table:table-cell table:style-name="ce6" office:value-type="string" calcext:value-type="string">
            <text:p>a0(lmu) intercept values for each soluti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Real ca(nx, nlam)</text:p>
          </table:table-cell>
          <table:table-cell table:style-name="ce6" office:value-type="string" calcext:value-type="string">
            <text:p>ca(nx, lmu) compressed coefficient values for each soluti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a</text:p>
          </table:table-cell>
          <table:table-cell table:style-name="ce3" office:value-type="string" calcext:value-type="string">
            <text:p>Integer ia(nx)</text:p>
          </table:table-cell>
          <table:table-cell table:style-name="ce6" office:value-type="string" calcext:value-type="string">
            <text:p>ia(nx) pointers to compressed coefficient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n</text:p>
          </table:table-cell>
          <table:table-cell table:style-name="ce3" office:value-type="string" calcext:value-type="string">
            <text:p>Integer nin(nlam)</text:p>
          </table:table-cell>
          <table:table-cell table:style-name="ce6" office:value-type="string" calcext:value-type="string">
            <text:p>nin(lmu) number of compressed coefficients for each soluti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sq</text:p>
          </table:table-cell>
          <table:table-cell table:style-name="ce3" office:value-type="string" calcext:value-type="string">
            <text:p>Real rsq(nlam)</text:p>
          </table:table-cell>
          <table:table-cell table:style-name="ce6" office:value-type="string" calcext:value-type="string">
            <text:p>rsq(lmu) R**2 values for each soluti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m</text:p>
          </table:table-cell>
          <table:table-cell table:style-name="ce3" office:value-type="string" calcext:value-type="string">
            <text:p>Real alm(nlam)</text:p>
          </table:table-cell>
          <table:table-cell table:style-name="ce6" office:value-type="string" calcext:value-type="string">
            <text:p>alm(lmu) lambda values corresponding to each soluti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lp</text:p>
          </table:table-cell>
          <table:table-cell table:style-name="ce3"/>
          <table:table-cell table:style-name="ce6" office:value-type="string" calcext:value-type="string">
            <text:p>actual number of passes over the data for all lambda values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jerr</text:p>
          </table:table-cell>
          <table:table-cell table:style-name="ce3"/>
          <table:table-cell table:style-name="ce6" office:value-type="string" calcext:value-type="string">
            <text:p>error flag </text:p>
            <text:p><text:span text:style-name="T1"> jerr = 0 =&gt; no error</text:span></text:p>
            <text:p><text:span text:style-name="T1"> jerr &gt; 0 =&gt; fatal error – no output returned</text:span></text:p>
            <text:p><text:span text:style-name="T1">   jerr &lt; 7777 =&gt; memory allocation error </text:span></text:p>
            <text:p><text:span text:style-name="T1">   jerr = 7777 =&gt; all used predictors have zero variance</text:span></text:p>
            <text:p><text:span text:style-name="T1">   jerr = 10000 =&gt; maxval (vp) &lt;= 0.0</text:span></text:p>
            <text:p><text:span text:style-name="T1"> jerr &lt; 0 =&gt; non-fatal error – partial output:</text:span></text:p>
            <text:p><text:span text:style-name="T1">   solutions for larger lambdas (1:(k-1)) returned</text:span></text:p>
            <text:p><text:span text:style-name="T1">  jerr = -k =&gt; convergence for kth lambda value not reached</text:span></text:p>
            <text:p><text:span text:style-name="T1"> jerr = -10000 – k =&gt; number of non-zero coefficients along path exceeds nx (see above) at kth lambda value</text:span>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net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1"/>
        <table:table-column table:style-name="co4" table:number-columns-repeated="1021" table:default-cell-style-name="ce10"/>
        <table:table-row table:style-name="ro1">
          <table:table-cell table:style-name="ce8" office:value-type="string" calcext:value-type="string">
            <text:p>Fortran variable names</text:p>
          </table:table-cell>
          <table:table-cell table:style-name="ce8" office:value-type="string" calcext:value-type="string">
            <text:p>Fortran types</text:p>
          </table:table-cell>
          <table:table-cell table:style-name="ce5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INPUT</text:p>
          </table:table-cell>
          <table:table-cell table:style-name="ce8"/>
          <table:table-cell table:style-name="ce5"/>
          <table:table-cell table:number-columns-repeated="1021"/>
        </table:table-row>
        <table:table-row table:style-name="ro2">
          <table:table-cell table:style-name="ce8" office:value-type="string" calcext:value-type="string">
            <text:p>parm</text:p>
          </table:table-cell>
          <table:table-cell table:style-name="ce8"/>
          <table:table-cell table:style-name="ce5" office:value-type="string" calcext:value-type="string">
            <text:p><text:span text:style-name="T1">penalty member index (0 &lt;= parm &lt;= 1)</text:span></text:p>
            <text:p><text:span text:style-name="T1">0.0 =&gt; ridge</text:span></text:p>
            <text:p><text:span text:style-name="T1">1.0 =&gt; lasso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o</text:p>
          </table:table-cell>
          <table:table-cell table:style-name="ce8"/>
          <table:table-cell table:style-name="ce5" office:value-type="string" calcext:value-type="string">
            <text:p>number of observation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i</text:p>
          </table:table-cell>
          <table:table-cell table:style-name="ce8"/>
          <table:table-cell table:style-name="ce5" office:value-type="string" calcext:value-type="string">
            <text:p>number of predictor variables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nc</text:p>
          </table:table-cell>
          <table:table-cell table:style-name="ce8"/>
          <table:table-cell table:style-name="ce5" office:value-type="string" calcext:value-type="string">
            <text:p>nc = number of classes (distinct outcome values)</text:p>
            <text:p>nc=1 =&gt; binomial two-class logistic regression</text:p>
            <text:p>(all output references class 1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real x(no, ni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eal y(no)</text:p>
          </table:table-cell>
          <table:table-cell table:style-name="ce5" office:value-type="string" calcext:value-type="string">
            <text:p>response vector (overwritten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real g(no, nc)</text:p>
          </table:table-cell>
          <table:table-cell table:style-name="ce5" office:value-type="string" calcext:value-type="string">
            <text:p>observation offsets for each class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jd</text:p>
          </table:table-cell>
          <table:table-cell table:style-name="ce8" office:value-type="string" calcext:value-type="string">
            <text:p>Integer jd(*)</text:p>
          </table:table-cell>
          <table:table-cell table:style-name="ce5" office:value-type="string" calcext:value-type="string">
            <text:p>jd(jd(1) + 1) = predictor variable deletion flag</text:p>
            <text:p>jd(1) = 0 =&gt; use all variables</text:p>
            <text:p>jd(1) != 0 =&gt; do not use jd(2)... jd(jd(1) + 1)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vp</text:p>
          </table:table-cell>
          <table:table-cell table:style-name="ce8" office:value-type="string" calcext:value-type="string">
            <text:p>Real vp(ni)</text:p>
          </table:table-cell>
          <table:table-cell table:style-name="ce5" office:value-type="string" calcext:value-type="string">
            <text:p>relative penalties for each predictor variables</text:p>
            <text:p>vp(j) = 0 =&gt; jth variable unpenalized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cl</text:p>
          </table:table-cell>
          <table:table-cell table:style-name="ce8" office:value-type="string" calcext:value-type="string">
            <text:p>Real cl(2, ni)</text:p>
          </table:table-cell>
          <table:table-cell table:style-name="ce5" office:value-type="string" calcext:value-type="string">
            <text:p>interval constraints on coefficient values (overwritten)</text:p>
            <text:p>cl(1, j)  = lower bound for jth coefficient value (&lt;=0.0)</text:p>
            <text:p>cl(2, j)  = upper bound for jth coefficient value (&gt;=0.0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e</text:p>
          </table:table-cell>
          <table:table-cell table:style-name="ce8"/>
          <table:table-cell table:style-name="ce5" office:value-type="string" calcext:value-type="string">
            <text:p>maximum number of variables allowed to enter largest model (stopping criterion)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nx</text:p>
          </table:table-cell>
          <table:table-cell table:style-name="ce8"/>
          <table:table-cell table:style-name="ce5" office:value-type="string" calcext:value-type="string">
            <text:p>maximum number of variables allowed to enter all models along path (memory allocation, nx &gt; ne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lam</text:p>
          </table:table-cell>
          <table:table-cell table:style-name="ce8"/>
          <table:table-cell table:style-name="ce5" office:value-type="string" calcext:value-type="string">
            <text:p>(maximum) number of lambda values</text:p>
          </table:table-cell>
          <table:table-cell table:number-columns-repeated="1021"/>
        </table:table-row>
        <table:table-row table:style-name="ro5">
          <table:table-cell table:style-name="ce8" office:value-type="string" calcext:value-type="string">
            <text:p>flmin</text:p>
          </table:table-cell>
          <table:table-cell table:style-name="ce8"/>
          <table:table-cell table:style-name="ce5" office:value-type="string" calcext:value-type="string">
            <text:p>user control of lambda values (&gt;=0)</text:p>
            <text:p><text:span text:style-name="T1"> flmin &lt; 1.0 =&gt; minimum lambda = flmin*(largest lambda value)</text:span></text:p>
            <text:p><text:span text:style-name="T1"> flmin &gt;= 1.0 =&gt; use supplied lambda values (see below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lam</text:p>
          </table:table-cell>
          <table:table-cell table:style-name="ce8" office:value-type="string" calcext:value-type="string">
            <text:p>Real ulam(nlam)</text:p>
          </table:table-cell>
          <table:table-cell table:style-name="ce5" office:value-type="string" calcext:value-type="string">
            <text:p>user supplied lambda values (ignored if flmin &lt; 1.0)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hr</text:p>
          </table:table-cell>
          <table:table-cell table:style-name="ce8"/>
          <table:table-cell table:style-name="ce5" office:value-type="string" calcext:value-type="string">
            <text:p>convergence threshold for each lambda solution. iterations stop when the maximum reduction in the criterion value as a result of each parameter update over a single pass is less than thr times the null criterion value. (suggested value, thr = 1.0e-5)</text:p>
          </table:table-cell>
          <table:table-cell table:number-columns-repeated="1021"/>
        </table:table-row>
        <table:table-row table:style-name="ro6">
          <table:table-cell table:style-name="ce8" office:value-type="string" calcext:value-type="string">
            <text:p>isd</text:p>
          </table:table-cell>
          <table:table-cell table:style-name="ce8"/>
          <table:table-cell table:style-name="ce5" office:value-type="string" calcext:value-type="string">
            <text:p>predictor variable standardization flag</text:p>
            <text:p><text:span text:style-name="T1"> isd = 0 =&gt; regression on original predictor variables</text:span></text:p>
            <text:p><text:span text:style-name="T1"> isd = 1 =&gt; regression on standardized prediction variables</text:span></text:p>
            <text:p><text:span text:style-name="T1"> note: output solutions always reference original variables locations and scales</text:span></text:p>
          </table:table-cell>
          <table:table-cell table:number-columns-repeated="1021"/>
        </table:table-row>
        <table:table-row table:style-name="ro7">
          <table:table-cell table:style-name="ce8" office:value-type="string" calcext:value-type="string">
            <text:p>intr</text:p>
          </table:table-cell>
          <table:table-cell table:style-name="ce8"/>
          <table:table-cell table:style-name="ce5" office:value-type="string" calcext:value-type="string">
            <text:p>intercept flag</text:p>
            <text:p><text:span text:style-name="T1"> intr = 0 or 1 =&gt; don't or do include intercept in model</text:span>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maxit</text:p>
          </table:table-cell>
          <table:table-cell table:style-name="ce8"/>
          <table:table-cell table:style-name="ce5" office:value-type="string" calcext:value-type="string">
            <text:p>maximum allowed number of passes over the data for all lambda values (suggested values, maxit = 100000)</text:p>
          </table:table-cell>
          <table:table-cell table:number-columns-repeated="1021"/>
        </table:table-row>
        <table:table-row table:style-name="ro9">
          <table:table-cell table:style-name="ce8" office:value-type="string" calcext:value-type="string">
            <text:p>kopt</text:p>
          </table:table-cell>
          <table:table-cell table:style-name="ce8"/>
          <table:table-cell table:style-name="ce5" office:value-type="string" calcext:value-type="string">
            <text:p>optimization type</text:p>
            <text:p>kopt = 0 =&gt; Newton-Raphson (recommended)</text:p>
            <text:p>kpot = 1 =&gt; modified Newton-Raphson (sometimes faster)</text:p>
            <text:p>kpot = 2 =&gt; nonzero coefficients same for each class (nc &gt; 1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OUTPUT</text:p>
          </table:table-cell>
          <table:table-cell table:style-name="ce8"/>
          <table:table-cell table:style-name="ce5"/>
          <table:table-cell table:number-columns-repeated="1021"/>
        </table:table-row>
        <table:table-row table:style-name="ro1">
          <table:table-cell table:style-name="ce8" office:value-type="string" calcext:value-type="string">
            <text:p>lmu</text:p>
          </table:table-cell>
          <table:table-cell table:style-name="ce8"/>
          <table:table-cell table:style-name="ce5" office:value-type="string" calcext:value-type="string">
            <text:p>actual number of lambda values (solutions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0</text:p>
          </table:table-cell>
          <table:table-cell table:style-name="ce8" office:value-type="string" calcext:value-type="string">
            <text:p>Real a0(nlam)</text:p>
          </table:table-cell>
          <table:table-cell table:style-name="ce5" office:value-type="string" calcext:value-type="string">
            <text:p>a0(lmu) intercept values for each soluti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</text:p>
          </table:table-cell>
          <table:table-cell table:style-name="ce8" office:value-type="string" calcext:value-type="string">
            <text:p>Real ca(nx, nlam)</text:p>
          </table:table-cell>
          <table:table-cell table:style-name="ce5" office:value-type="string" calcext:value-type="string">
            <text:p>ca(nx, lmu) compressed coefficient values for each soluti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a</text:p>
          </table:table-cell>
          <table:table-cell table:style-name="ce8" office:value-type="string" calcext:value-type="string">
            <text:p>Integer ia(nx)</text:p>
          </table:table-cell>
          <table:table-cell table:style-name="ce5" office:value-type="string" calcext:value-type="string">
            <text:p>ia(nx) pointers to compressed coefficient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in</text:p>
          </table:table-cell>
          <table:table-cell table:style-name="ce8" office:value-type="string" calcext:value-type="string">
            <text:p>Integer nin(nlam)</text:p>
          </table:table-cell>
          <table:table-cell table:style-name="ce5" office:value-type="string" calcext:value-type="string">
            <text:p>nin(lmu) number of compressed coefficients for each soluti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sq</text:p>
          </table:table-cell>
          <table:table-cell table:style-name="ce8" office:value-type="string" calcext:value-type="string">
            <text:p>Real rsq(nlam)</text:p>
          </table:table-cell>
          <table:table-cell table:style-name="ce5" office:value-type="string" calcext:value-type="string">
            <text:p>rsq(lmu) R**2 values for each soluti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m</text:p>
          </table:table-cell>
          <table:table-cell table:style-name="ce8" office:value-type="string" calcext:value-type="string">
            <text:p>Real alm(nlam)</text:p>
          </table:table-cell>
          <table:table-cell table:style-name="ce5" office:value-type="string" calcext:value-type="string">
            <text:p>alm(lmu) lambda values corresponding to each soluti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lp</text:p>
          </table:table-cell>
          <table:table-cell table:style-name="ce8"/>
          <table:table-cell table:style-name="ce5" office:value-type="string" calcext:value-type="string">
            <text:p>actual number of passes over the data for all lambda values</text:p>
          </table:table-cell>
          <table:table-cell table:number-columns-repeated="1021"/>
        </table:table-row>
        <table:table-row table:style-name="ro8">
          <table:table-cell table:style-name="ce8" office:value-type="string" calcext:value-type="string">
            <text:p>jerr</text:p>
          </table:table-cell>
          <table:table-cell table:style-name="ce8"/>
          <table:table-cell table:style-name="ce5" office:value-type="string" calcext:value-type="string">
            <text:p>error flag </text:p>
            <text:p><text:span text:style-name="T1"> jerr = 0 =&gt; no error</text:span></text:p>
            <text:p><text:span text:style-name="T1"> jerr &gt; 0 =&gt; fatal error – no output returned</text:span></text:p>
            <text:p><text:span text:style-name="T1">   jerr &lt; 7777 =&gt; memory allocation error </text:span></text:p>
            <text:p><text:span text:style-name="T1">   jerr = 7777 =&gt; all used predictors have zero variance</text:span></text:p>
            <text:p><text:span text:style-name="T1">   jerr = 10000 =&gt; maxval (vp) &lt;= 0.0</text:span></text:p>
            <text:p><text:span text:style-name="T1"> jerr &lt; 0 =&gt; non-fatal error – partial output:</text:span></text:p>
            <text:p><text:span text:style-name="T1">   solutions for larger lambdas (1:(k-1)) returned</text:span></text:p>
            <text:p><text:span text:style-name="T1">  jerr = -k =&gt; convergence for kth lambda value not reached</text:span></text:p>
            <text:p><text:span text:style-name="T1"> jerr = -10000 – k =&gt; number of non-zero coefficients along path exceeds nx (see above) at kth lambda value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null deviance (intercept only model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lakumar Balasubramaniam</meta:initial-creator>
    <meta:creation-date>2016-09-03T12:23:18.669552707</meta:creation-date>
    <dc:date>2016-09-03T12:36:49.433215631</dc:date>
    <dc:creator>Balakumar Balasubramaniam</dc:creator>
    <meta:editing-duration>PT12M28S</meta:editing-duration>
    <meta:editing-cycles>10</meta:editing-cycles>
    <meta:generator>LibreOffice/4.2.8.2$Linux_X86_64 LibreOffice_project/420$Build-2</meta:generator>
    <meta:printed-by>Balakumar Balasubramaniam</meta:printed-by>
    <meta:print-date>2016-09-03T12:24:58.283905410</meta:print-date>
    <meta:document-statistic meta:table-count="2" meta:cell-count="151" meta:object-count="0"/>
  </office:meta>
</office:document-meta>
</file>